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37"/>
    <style:style style:name="co1" style:family="table-column">
      <style:table-column-properties fo:break-before="auto" style:column-width="6.65427083333333cm"/>
    </style:style>
    <style:style style:name="co2" style:family="table-column">
      <style:table-column-properties fo:break-before="auto" style:column-width="2.2092708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Movie Title</text:p>
          </table:table-cell>
          <table:table-cell office:value-type="string" table:style-name="ce1">
            <text:p>Age Rating</text:p>
          </table:table-cell>
          <table:table-cell office:value-type="string" table:style-name="ce1">
            <text:p>Run Time</text:p>
          </table:table-cell>
          <table:table-cell office:value-type="string" table:style-name="ce1">
            <text:p>Pri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Fistful of Dollar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39m</text:p>
          </table:table-cell>
          <table:table-cell office:value-type="currency" office:value="6" table:style-name="ce2">
            <text:p>£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orat: Cultural Learnings of America for Make Benefit Glorious Nation of Kazakhst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24m</text:p>
          </table:table-cell>
          <table:table-cell office:value-type="currency" office:value="6" table:style-name="ce2">
            <text:p>£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etty Wom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59m</text:p>
          </table:table-cell>
          <table:table-cell office:value-type="currency" office:value="7.5" table:style-name="ce4">
            <text:p>£7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Batm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2h 56m</text:p>
          </table:table-cell>
          <table:table-cell office:value-type="currency" office:value="12" table:style-name="ce2">
            <text:p>£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Godfather Part I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3h 20m</text:p>
          </table:table-cell>
          <table:table-cell office:value-type="currency" office:value="13.5" table:style-name="ce4">
            <text:p>£13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rek 2</text:p>
          </table:table-cell>
          <table:table-cell office:value-type="string" table:style-name="ce1">
            <text:p>U</text:p>
          </table:table-cell>
          <table:table-cell office:value-type="string" table:style-name="ce1">
            <text:p>1h 45m</text:p>
          </table:table-cell>
          <table:table-cell office:value-type="currency" office:value="5" table:style-name="ce2">
            <text:p>£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iders of the Lost Ark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1h 55m</text:p>
          </table:table-cell>
          <table:table-cell office:value-type="currency" office:value="8" table:style-name="ce2">
            <text:p>£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Grand Budapest Hote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1h 40m</text:p>
          </table:table-cell>
          <table:table-cell office:value-type="currency" office:value="10" table:style-name="ce2">
            <text:p>£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 Wars - Return of the Jedi</text:p>
          </table:table-cell>
          <table:table-cell office:value-type="string" table:style-name="ce1">
            <text:p>U</text:p>
          </table:table-cell>
          <table:table-cell office:value-type="string" table:style-name="ce1">
            <text:p>2h 11m</text:p>
          </table:table-cell>
          <table:table-cell office:value-type="currency" office:value="10.5" table:style-name="ce4">
            <text:p>£10.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rs. Doubtfir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2h</text:p>
          </table:table-cell>
          <table:table-cell office:value-type="currency" office:value="7.6" table:style-name="ce4">
            <text:p>£7.6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Sheet1.A1:Sheet1.D1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amuel Smith</meta:initial-creator>
    <dc:creator>Samuel Smith</dc:creator>
    <meta:creation-date>2023-03-08T19:05:29Z</meta:creation-date>
    <dc:date>2023-03-14T12:17:31Z</dc:date>
  </office:meta>
</office:document-meta>
</file>